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Text_20_body">
      <style:paragraph-properties fo:margin-left="1.251cm" fo:margin-right="0cm" fo:text-indent="0cm" style:auto-text-indent="false"/>
      <style:text-properties fo:font-weight="bold" style:font-weight-asian="bold" style:font-weight-complex="bold"/>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text-properties style:font-name="Arial" style:font-name-asian="SimSun" style:font-size-asian="16.1000003814697pt" style:font-name-complex="Mangal" style:font-size-complex="16.1000003814697pt"/>
    </style:style>
    <style:style style:name="P6" style:family="paragraph" style:parent-style-name="Table_20_Contents">
      <style:text-properties style:font-name="Arial" fo:font-weight="bold" style:font-name-asian="SimSun" style:font-size-asian="16.1000003814697pt" style:font-weight-asian="bold" style:font-name-complex="Mangal" style:font-size-complex="16.1000003814697pt" style:font-weight-complex="bold"/>
    </style:style>
    <style:style style:name="P7" style:family="paragraph" style:parent-style-name="Table_20_Contents">
      <style:text-properties style:font-name="Arial" fo:font-size="11pt" fo:font-weight="bold" style:font-name-asian="SimSun" style:font-size-asian="11pt" style:font-weight-asian="bold" style:font-name-complex="Mangal" style:font-size-complex="11pt"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0.5pt" fo:font-weight="bold" style:font-size-asian="10.5pt" style:font-weight-asian="bold" style:font-size-complex="10.5pt" style:font-weight-complex="bold"/>
    </style:style>
    <style:style style:name="P10" style:family="paragraph" style:parent-style-name="Standard" style:list-style-name="L2">
      <style:text-properties fo:font-size="10.5pt" fo:font-weight="bold" style:font-size-asian="10.5pt" style:font-weight-asian="bold" style:font-size-complex="10.5pt" style:font-weight-complex="bold"/>
    </style:style>
    <style:style style:name="P11" style:family="paragraph" style:parent-style-name="Standard">
      <style:text-properties fo:font-size="10.5pt" fo:font-weight="normal" style:font-size-asian="10.5pt" style:font-weight-asian="normal" style:font-size-complex="10.5pt"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paragraph-properties fo:margin-left="1.251cm" fo:margin-right="0cm" fo:text-indent="0cm" style:auto-text-indent="false"/>
      <style:text-properties fo:font-size="10.5pt" fo:font-weight="bold" style:font-size-asian="10.5pt" style:font-weight-asian="bold" style:font-size-complex="10.5pt" style:font-weight-complex="bold"/>
    </style:style>
    <style:style style:name="P14" style:family="paragraph" style:parent-style-name="Text_20_body" style:list-style-name="L1"/>
    <style:style style:name="P15" style:family="paragraph" style:parent-style-name="Text_20_body">
      <style:text-properties fo:font-weight="normal" style:font-weight-asian="normal" style:font-weight-complex="normal"/>
    </style:style>
    <style:style style:name="P16" style:family="paragraph" style:parent-style-name="Text_20_body" style:list-style-name="L1">
      <style:text-properties fo:font-weight="normal" style:font-weight-asian="normal" style:font-weight-complex="normal"/>
    </style:style>
    <style:style style:name="P17" style:family="paragraph" style:parent-style-name="Heading">
      <style:text-properties fo:font-size="16pt" style:font-size-asian="16pt" style:font-size-complex="16pt"/>
    </style:style>
    <style:style style:name="P18" style:family="paragraph" style:parent-style-name="Heading">
      <style:paragraph-properties fo:break-before="page"/>
      <style:text-properties fo:font-size="16pt" style:font-size-asian="16pt" style:font-size-complex="16pt"/>
    </style:style>
    <style:style style:name="P19" style:family="paragraph" style:parent-style-name="Heading_20_1">
      <style:text-properties fo:font-size="13pt" style:font-size-asian="13pt" style:font-size-complex="13pt"/>
    </style:style>
    <style:style style:name="P20"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Building Arvato Aroma – Guide For Release Maintainers</text:p>
      <text:p text:style-name="Standard"/>
      <text:p text:style-name="Standard">THIS IS NOT YET IMPLEMENTED</text:p>
      <text:p text:style-name="Standard"/>
      <text:p text:style-name="P1">Packaging releases for distribution (to production, to hudson, to integration systems...) <text:s/>has to be done carefully step by step. Each step has to be checked, if errors occurred.</text:p>
      <text:p text:style-name="P1"/>
      <text:p text:style-name="P1">Because aroma violates the „one artifact per module“ maven rule, for releases it's strictly necessary to repeat the complete build process for each selected aroma runtime profile. So, if you prepare a release for all stages and for all clients, that means that the full aroma build runs 30 times.</text:p>
      <text:p text:style-name="P1"/>
      <text:p text:style-name="P1">Therefore it's recommended to adjust, which stages and which clients get packaged for release. You do this by editing <text:span text:style-name="T1">aromaMaster/build-helpers/distribution.properties</text:span></text:p>
      <text:p text:style-name="P9"/>
      <text:p text:style-name="P9">Todo</text:p>
      <text:p text:style-name="P9"/>
      <text:list xml:id="list41294993" text:style-name="L2">
        <text:list-item>
          <text:p text:style-name="P10">editing version numbers in pom.xml files</text:p>
        </text:list-item>
        <text:list-item>
          <text:p text:style-name="P10">running the actual packaging builds</text:p>
        </text:list-item>
      </text:list>
      <text:p text:style-name="P9"/>
      <text:p text:style-name="P11">When you executed the necessary steps, let's say for adidas and prod, in order to release aroma version 2.0.0, your deliverables should be available at:</text:p>
      <text:p text:style-name="P11"/>
      <text:p text:style-name="P13">aromaDistributio/dist/aroma-2.0.0/adidas/prod/</text:p>
      <text:p text:style-name="P13">aromaDistributio/dist/aroma-2.0.0/adidas/prod/aromaBatch</text:p>
      <text:p text:style-name="P13">aromaDistributio/dist/aroma-2.0.0/adidas/prod/aromaCoreHttp</text:p>
      <text:p text:style-name="P13">aromaDistributio/dist/aroma-2.0.0/adidas/prod/db/full</text:p>
      <text:p text:style-name="P13">aromaDistributio/dist/aroma-2.0.0/adidas/prod/db/release</text:p>
      <text:p text:style-name="P13">aromaDistributio/dist/aroma-2.0.0/adidas/prod/aromaPortal</text:p>
      <text:p text:style-name="P13">aromaDistributio/dist/aroma-2.0.0/adidas/prod/aromaSCI</text:p>
      <text:p text:style-name="P13">aromaDistributio/dist/aroma-2.0.0/adidas/prod/aromaServiceGateway</text:p>
      <text:p text:style-name="P13">...</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3pt" fo:font-weight="bold" style:font-size-asian="115%" style:font-weight-asian="bold" style:font-size-complex="115%" style:font-weight-complex="bold"/>
    </style:style>
    <style:style style:name="command_20_line" style:display-name="command line" style:family="paragraph" style:parent-style-name="Text_20_body" style:class="text">
      <style:paragraph-properties fo:margin-left="0.499cm" fo:margin-right="0cm" fo:text-indent="0cm" style:auto-text-indent="false"/>
      <style:text-properties style:font-name="Courier New"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4T11:31:09.55</meta:creation-date>
    <dc:date>2010-11-14T21:17:17.14</dc:date>
    <meta:editing-duration>PT04H30M03S</meta:editing-duration>
    <meta:editing-cycles>74</meta:editing-cycles>
    <meta:generator>OpenOffice.org/3.2$Win32 OpenOffice.org_project/320m18$Build-9502</meta:generator>
    <meta:print-date>2010-11-14T15:23:35.49</meta:print-date>
    <meta:document-statistic meta:table-count="0" meta:image-count="0" meta:object-count="0" meta:page-count="1" meta:paragraph-count="18" meta:word-count="160" meta:character-count="1403"/>
  </office:meta>
</office:document-meta>
</file>